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6_8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[1874]</text:p>
      <text:p text:style-name="P2">Month<text:tab/><text:tab/><text:tab/><text:tab/><text:tab/><text:tab/></text:p>
      <text:p text:style-name="P2">Year<text:tab/><text:tab/><text:tab/><text:tab/><text:tab/><text:tab/>[1874]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Louisa B. Hart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7">For a funeral./</text:p>
      <text:p text:style-name="P6">The hair <text:span text:style-name="T2">was</text:span><text:span text:style-name="T4"> is dishevelled[sic!]; the countenance bedewed with tears. <text:s/>The/ shriek uttered pierced all hearts. <text:s/>Who is she </text:span><text:span text:style-name="T2">advancing</text:span><text:span text:style-name="T4"> coming night, wrapped/ in grief? <text:s/>The Talmudic legend pictures her as Piety bemoaning the/ loss of her votary. <text:s/>See her hover round this coffin; goodness and charity/ echo her laments. <text:s/>Dear friends! <text:s/>Often I am seized with compunc-/-tion. <text:s/>Perhaps a wish to soothe the distress of the living, elicits an/ exaggerated praise of the dead. <text:s/>The eyes of sympathy mistake tinsel/ for genuine gold. <text:s/>But all was sterling in the character of the Jewess,/ over whose remains I bend in sorrow. <text:s/>The quivering lips, the moistened/ eyes at the sole mention of her departure hence, are the testimon</text:span><text:span text:style-name="T2">y</text:span><text:span text:style-name="T4">ies </text:span><text:span text:style-name="T2">of</text:span><text:span text:style-name="T4"> which/ a Congregation in Israel bear</text:span><text:span text:style-name="T2">s</text:span><text:span text:style-name="T4"> to a life of complete virtue. <text:s/>I knew/ Louisa B. Hart first when she bestowed the sweetest ministration of/ love upon her mother. <text:s/>That devotion partaking of the angelic, re-/-vealed to me the depth of her soul. <text:s/>But when at her generous board,/ I learnt that a sparkling intellect adorned the pure spirit, ad-/-miration blended with esteem for the professor of human excellencies./ <text:s/>Fluent and choice in speech, she would enchain the attention of/ the listener, and convey instruction, in </text:span><text:span text:style-name="T2">a</text:span><text:span text:style-name="T4"> delightful and easy converse./ <text:s/>Her home over hospitable, aye: hospitable in the widest sense of the/ word, manifested a studied desire on the part of the hostess to draw/</text:span></text:p>
      <text:p text:style-name="P6"><text:span text:style-name="T4"/></text:p>
      <text:p text:style-name="P6"><text:span text:style-name="T4">[Page 2]</text:span></text:p>
      <text:p text:style-name="P6"><text:span text:style-name="T4">thereunto the best in the community. <text:s/>Rising talents that they/ might improve by contact with the riper judgment of age. <text:s/>The/ learned more advanced in years, that they might experience a keener/ enjoyment </text:span><text:soft-page-break/><text:span text:style-name="T4">of life by social intercourse with sprightly youth./ <text:s/>But one thought ruled the actions of our noble-minded coreligionists./ <text:s/>To set Judaism in the foreground, and direct to it the respectful/ looks of all with whom she associated. <text:s/>She believed with a/ firm faith that the grandest monument of wisdom is the religion/ of Moses and the Sages, and to illustrate her convictions she </text:span><text:span text:style-name="T2">brought</text:span><text:span text:style-name="T4"> called/ to her aid </text:span><text:span text:style-name="T2">whatever</text:span><text:span text:style-name="T4"> the powers with which nature had bountifully endowed her </text:span><text:span text:style-name="T2">with</text:span><text:span text:style-name="T4">. <text:s/>Liberal,/ friendly, beneficent towards those who held opinions jarring with/ her cherished sentiments, she still unobtrusively claimed </text:span><text:span text:style-name="T2">the</text:span><text:span text:style-name="T4"> supremacy </text:span><text:span text:style-name="T2">of</text:span><text:span text:style-name="T4"> for the olden/ creed. <text:s/>None could tax her with fanaticism, because she followed/ to the letter the written and the oral law. <text:s/>Her brethren, who content/ themselves with a mere taint acknowledgment of the truths under-/-lying the Sinaic legislation, must have seen that her unflinching/ adherence to the lessons </text:span><text:span text:style-name="T2">beautifully illustrated in the life of her</text:span><text:span text:style-name="T4"> imbibed from a righteous/ mother, was </text:span><text:span text:style-name="T2">more than</text:span><text:span text:style-name="T4"> not a senseless habit a petrified form, that it meant devoted fidelity to/ principles. <text:s/>Who will copy so bright an examplar? <text:s/>On whom of the women of my people shall/ fall the lovely mantle of my departed friend? <text:s/>We stand sadly/ in want of successors to her piety; if so zealous and skilled a/ labour in the field of education and charity </text:span><text:span text:style-name="T5">can</text:span><text:span text:style-name="T6"> with any facility be secured./</text:span></text:p>
      <text:p text:style-name="P6"><text:span text:style-name="T6"/></text:p>
      <text:p text:style-name="P6"><text:span text:style-name="T6">[Page 3]</text:span></text:p>
      <text:p text:style-name="P6"><text:span text:style-name="T6">The Sunday-school, an object of her fondest solicitude in years past,/ whether as a teacher or a superintendent, and holding always a/ high place in her affections; the female beneficial society, which/ brought out in bold relief the qualities of the mind and of the/ heart she eminently possessed; the Foster-home, in whose </text:span><text:span text:style-name="T3">success</text:span><text:span text:style-name="T6"> progress/ </text:span><text:span text:style-name="T3">she</text:span><text:span text:style-name="T6"> her feelings were enlisted, and to whose inmates she had often/ proved a counsellor, and personal friend; the United Hebrew cha-/-rities, with the directors of which she cooperated that the needy/ might lack neither bread to eat nor raiment to put on; the/ </text:span><text:span text:style-name="T3">hapless</text:span><text:span text:style-name="T6"> host of hapless creatures, whom she mercifully raised from/ abjection, may search and succeed at length to fill the loss sus-/-tained. <text:s/>But the synagogue; the synagogue representing a real/ not a fictitious worship; the synagogue representing a living,/ </text:span><text:span text:style-name="T3">breathing throbbing</text:span><text:span text:style-name="T6">, a heart-felt </text:span><text:span text:style-name="T3">service to</text:span><text:span text:style-name="T6"> communion with God, and not an artificial,/ constrained service, sits low and bewails her own bereavement./ <text:s/>For who will supply the place of her devoted daughter in this century, when/ she dares not put forth a single claim to </text:span><text:span text:style-name="T3">obedience</text:span><text:span text:style-name="T6"> reverence?, in a century, when/ her brow furrowed with age, excites but the derisive smile of multi-/-tudes? <text:s/>Aye: she weeps at thy departure, O sainted Jewess?/ <text:s/>For thou wast her house. <text:s/>Of thy tried faithfulness she could boast./ <text:s/>Charity did become in thy hand the </text:span><text:span text:style-name="T3">torch</text:span><text:span text:style-name="T6"> light with which/ thou kindlest the flame of joy, midst the gloom of solitude./</text:span></text:p>
      <text:p text:style-name="P6"><text:span text:style-name="T6"/></text:p>
      <text:p text:style-name="P6"><text:span text:style-name="T6">[Page 4]</text:span></text:p>
      <text:p text:style-name="P6"><text:span text:style-name="T6">Knowledge, was the lever wherewith thou didst strive to uplift/ the humble, and win sublimity for these already high-stationed./ <text:s/>By their agency thou didst govern thy home with kindness and/ discretion, and didst deal with thy fellow-creatures most uprightly/ and beneficently. <text:s/>But piety was thy crowning virtue; it/ singled thee out among the distinguished few, whose existence/ it still adorns. <text:s/>Piety gained for thee our undisputed eminence/ in the world of probation. <text:s/>Oh! let its sweet memory abide/ therein eternally. <text:s/>Let it be as frontlets between our/ eyes, recalling duties unfulfilled. <text:s/>It may reclaim the audacious/ sinner; beckon back </text:span><text:span text:style-name="T3">to the path of rectitude</text:span><text:span text:style-name="T6"> from perdition the heedless and unwary. <text:s/>Let not the/ path round which thou hast strewn choice flowers, become an/ arid wilderness. <text:s/>Raise for us, by prayer at the footstool of Grace,/ kindred spirits that may tend it with care./</text:span></text:p>
      <text:p text:style-name="P6"><text:span text:style-name="T6">Imparadised soul of my devoted friend! <text:s/>Pray that the divine virtue/ in the reward of which thou art beatified, be </text:span><text:span text:style-name="T3">reflected</text:span><text:span text:style-name="T6"> reproduced in the </text:span><text:span text:style-name="T3">de-</text:span><text:span text:style-name="T6"> character/ </text:span><text:span text:style-name="T3">-meanour</text:span><text:span text:style-name="T6"> of loved relatives, who grieve over thy severance from the/ mortal coil. <text:s/></text:span><text:span text:style-name="T3">Thy name shall then be everlasting.</text:span><text:span text:style-name="T6"> Thou wilt then be an </text:span><text:span text:style-name="T3">wall</text:span><text:span text:style-name="T6"> endless blessing. <text:s/>We shall/ rejoice on earth, and thou wilt ascend to higher glories in/ the heaven of heavens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08T10:17:13.65</meta:creation-date>
    <meta:document-statistic meta:table-count="0" meta:image-count="0" meta:object-count="0" meta:page-count="3" meta:paragraph-count="70" meta:word-count="1132" meta:character-count="7199"/>
    <dc:date>2012-10-08T12:19:35.15</dc:date>
    <dc:creator>Penn Libraries</dc:creator>
    <meta:editing-duration>PT00H09M19S</meta:editing-duration>
    <meta:editing-cycles>1</meta:editing-cycles>
    <meta:generator>OpenOffice.org/3.2$Win32 OpenOffice.org_project/320m12$Build-9483</meta:generator>
  </office:meta>
</office:document-meta>
</file>